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5005607AAC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GyreHeros" svg:font-family="TeXGyreHero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38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dddddd" style:font-name="TeXGyreHeros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4" style:family="paragraph">
      <style:text-properties fo:color="#000000"/>
    </style:style>
    <style:style style:name="P5" style:family="paragraph"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center"/>
    </style:style>
    <style:style style:name="T1" style:family="text">
      <style:text-properties fo:color="#000000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" style:family="text">
      <style:text-properties fo:color="#000000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7.177cm" svg:height="4.988cm" svg:x="1.915cm" svg:y="5.721cm">
          <draw:text-box>
            <text:p text:style-name="P1"><text:span text:style-name="T1">The Theory of Nescience</text:span></text:p>
            <text:p text:style-name="P2"><text:span text:style-name="T2">And its Applications</text:span></text:p>
          </draw:text-box>
        </draw:frame>
        <draw:frame draw:style-name="gr2" draw:text-style-name="P5" draw:layer="layout" svg:width="10.082cm" svg:height="1.517cm" svg:x="9.01cm" svg:y="25.346cm">
          <draw:text-box>
            <text:p text:style-name="P4"><text:span text:style-name="T3">R. A. García Leiva</text:span></text:p>
          </draw:text-box>
        </draw:frame>
        <draw:custom-shape draw:style-name="gr3" draw:text-style-name="P6" draw:layer="layout" svg:width="2.921cm" svg:height="3.429cm" svg:x="15.351cm" svg:y="1.0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4.986cm" svg:height="0.254cm" svg:x="4.106cm" svg:y="24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5.24cm" svg:height="10.185cm" svg:x="3.052cm" svg:y="11.208cm">
          <draw:image xlink:href="Pictures/1000000000000780000005005607AAC2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GyreHeros" svg:font-family="TeXGyreHero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Orange" draw:display-name="Tango Orange" draw:style="linear" draw:start-color="#fcaf3e" draw:end-color="#ce5c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gradient" draw:fill-gradient-name="Tango_20_Orang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8T10:36:46.218006971</meta:creation-date>
    <dc:date>2016-04-03T09:07:10.317741117</dc:date>
    <meta:editing-duration>PT53M24S</meta:editing-duration>
    <meta:editing-cycles>3</meta:editing-cycles>
    <meta:generator>LibreOffice/4.2.8.2$Linux_X86_64 LibreOffice_project/420m0$Build-2</meta:generator>
    <meta:document-statistic meta:object-count="5"/>
  </office:meta>
</office:document-meta>
</file>